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20c7a7" officeooo:paragraph-rsid="000e2a0f"/>
    </style:style>
    <style:style style:name="P6" style:family="paragraph" style:parent-style-name="Text_20_body" style:list-style-name="L1"/>
    <style:style style:name="P7" style:family="paragraph" style:parent-style-name="Standard">
      <style:text-properties officeooo:rsid="0020c7a7" officeooo:paragraph-rsid="000c4d51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style:font-name="Times New Roman" fo:font-size="12pt" fo:font-style="normal" fo:font-weight="normal" officeooo:paragraph-rsid="000e2a0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2a0f"/>
    </style:style>
    <style:style style:name="T2" style:family="text">
      <style:text-properties style:font-name="Times New Roman" fo:font-size="12pt" fo:font-style="normal" fo:font-weight="normal" officeooo:rsid="000e2a0f" style:font-size-asian="12pt" style:font-style-asian="normal" style:font-weight-asian="normal" style:font-size-complex="12pt" style:font-style-complex="normal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Inserimento questionari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7">Giovanni : Delegato Questionari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0661052" text:style-name="L1">
              <text:list-item>
                <text:p text:style-name="P8"><text:span text:style-name="T2">Giovanni vuole inserire un piccolissimo questionario sugli eventi organizzati dall'asilo Mazzetti</text:span></text:p>
                <text:list>
                  <text:list-item>
                    <text:list>
                      <text:list-item>
                        <text:p text:style-name="P6">Il sistema mostra la finestra Homepage di @silo</text:p>
                      </text:list-item>
                    </text:list>
                  </text:list-item>
                </text:list>
              </text:list-item>
              <text:list-item>
                <text:p text:style-name="P6">Giovanni clicca sulla voce Questionari </text:p>
                <text:list>
                  <text:list-item>
                    <text:list>
                      <text:list-item>
                        <text:p text:style-name="P6">Il sistema mostra all ' utente la finestra dei Questionari</text:p>
                      </text:list-item>
                    </text:list>
                  </text:list-item>
                </text:list>
              </text:list-item>
              <text:list-item>
                <text:p text:style-name="P6">Giovanni clicca sulla voce Inserisci nuovo Questionario</text:p>
                <text:list>
                  <text:list-item>
                    <text:list>
                      <text:list-item>
                        <text:p text:style-name="P6">Il sistema mostra all' utente la finestra di Inserimento Questionari</text:p>
                      </text:list-item>
                    </text:list>
                  </text:list-item>
                </text:list>
              </text:list-item>
              <text:list-item>
                <text:p text:style-name="P10">Giovanni inserisce nel campo apposito il nome del questionario “Questionario di metà anno 2012/2013” e la seguente domanda aperta “Gli eventi svolti dall'asilo Mazzetti vi sono sembrati utili a scopi didattici?”. Giovanni inserisce inoltre la data di inizio del questionario 20/10/2012 e la data di scadenza di quest'ultimo 30/11/2012</text:p>
              </text:list-item>
              <text:list-item>
                <text:p text:style-name="P10">Giovanni sottomette il questionario</text:p>
                <text:list>
                  <text:list-item>
                    <text:list>
                      <text:list-item>
                        <text:p text:style-name="P9">Il sistema mostra all' utente il messaggio ''Inserimento riuscito'' 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0:49:39.70</meta:creation-date>
    <meta:editing-duration>P0D</meta:editing-duration>
    <meta:editing-cycles>2</meta:editing-cycles>
    <meta:generator>LibreOffice/3.6$Windows_x86 LibreOffice_project/da8c1e6-fd468f4-454e206-f42a4a9-143cfd</meta:generator>
    <dc:date>2012-10-20T10:54:28.63</dc:date>
    <meta:document-statistic meta:table-count="1" meta:image-count="0" meta:object-count="0" meta:page-count="1" meta:paragraph-count="14" meta:word-count="137" meta:character-count="941" meta:non-whitespace-character-count="824"/>
  </office:meta>
</office:document-meta>
</file>